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1.5625in"/>
    </style:style>
    <style:style style:name="Table3.B" style:family="table-column">
      <style:table-column-properties style:column-width="5.3646in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1.5625in"/>
    </style:style>
    <style:style style:name="Table5.B" style:family="table-column">
      <style:table-column-properties style:column-width="5.3646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0035in" style:rel-column-width="9496*"/>
    </style:style>
    <style:style style:name="Table4.B" style:family="table-column">
      <style:table-column-properties style:column-width="5.9215in" style:rel-column-width="56039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8pt" fo:font-weight="normal" officeooo:paragraph-rsid="003e6c48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officeooo:paragraph-rsid="0031ae25"/>
    </style:style>
    <style:style style:name="P5" style:family="paragraph" style:parent-style-name="Standard">
      <style:paragraph-properties fo:text-align="start" style:justify-single-word="false"/>
      <style:text-properties officeooo:paragraph-rsid="0031ae25"/>
    </style:style>
    <style:style style:name="P6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bd4a6" officeooo:paragraph-rsid="001bd4a6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fo:font-size="10pt" officeooo:paragraph-rsid="003d2eeb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fo:font-size="10pt" officeooo:rsid="001b027b" officeooo:paragraph-rsid="001b027b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fo:font-size="10pt" officeooo:rsid="001b027b" officeooo:paragraph-rsid="0021509f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fo:font-size="10pt" officeooo:rsid="001b027b" officeooo:paragraph-rsid="0031ae25" style:font-size-asian="10pt" style:font-size-complex="10pt"/>
    </style:style>
    <style:style style:name="P15" style:family="paragraph" style:parent-style-name="Standard">
      <style:paragraph-properties fo:text-align="start" style:justify-single-word="false"/>
      <style:text-properties fo:font-size="10pt" officeooo:rsid="001b027b" officeooo:paragraph-rsid="003f6ec8" style:font-size-asian="10pt" style:font-size-complex="10pt"/>
    </style:style>
    <style:style style:name="P16" style:family="paragraph" style:parent-style-name="Standard">
      <style:paragraph-properties fo:text-align="start" style:justify-single-word="false"/>
      <style:text-properties fo:font-size="10pt" officeooo:rsid="001273d0" style:font-size-asian="10pt" style:font-size-complex="10pt"/>
    </style:style>
    <style:style style:name="P17" style:family="paragraph" style:parent-style-name="Standard">
      <style:paragraph-properties fo:text-align="start" style:justify-single-word="false"/>
      <style:text-properties fo:font-size="10pt" officeooo:rsid="0013b178" style:font-size-asian="10pt" style:font-size-complex="10pt"/>
    </style:style>
    <style:style style:name="P18" style:family="paragraph" style:parent-style-name="Standard">
      <style:paragraph-properties fo:text-align="start" style:justify-single-word="false"/>
      <style:text-properties fo:font-size="10pt" officeooo:rsid="0021509f" officeooo:paragraph-rsid="0021509f" style:font-size-asian="10pt" style:font-size-complex="10pt"/>
    </style:style>
    <style:style style:name="P19" style:family="paragraph" style:parent-style-name="Standard">
      <style:paragraph-properties fo:text-align="start" style:justify-single-word="false"/>
      <style:text-properties fo:font-size="10pt" officeooo:rsid="0021509f" officeooo:paragraph-rsid="0023294d" style:font-size-asian="10pt" style:font-size-complex="10pt"/>
    </style:style>
    <style:style style:name="P20" style:family="paragraph" style:parent-style-name="Standard">
      <style:paragraph-properties fo:text-align="start" style:justify-single-word="false"/>
      <style:text-properties fo:font-size="10pt" officeooo:rsid="002ba971" officeooo:paragraph-rsid="002ba971" style:font-size-asian="10pt" style:font-size-complex="10pt"/>
    </style:style>
    <style:style style:name="P21" style:family="paragraph" style:parent-style-name="Standard">
      <style:paragraph-properties fo:text-align="start" style:justify-single-word="false"/>
      <style:text-properties fo:font-size="10pt" officeooo:rsid="002bdbf8" officeooo:paragraph-rsid="002bdbf8" style:font-size-asian="10pt" style:font-size-complex="10pt"/>
    </style:style>
    <style:style style:name="P22" style:family="paragraph" style:parent-style-name="Standard">
      <style:paragraph-properties fo:text-align="start" style:justify-single-word="false"/>
      <style:text-properties fo:font-size="10pt" officeooo:rsid="002cd81e" officeooo:paragraph-rsid="002cd81e" style:font-size-asian="10pt" style:font-size-complex="10pt"/>
    </style:style>
    <style:style style:name="P23" style:family="paragraph" style:parent-style-name="Standard">
      <style:paragraph-properties fo:text-align="start" style:justify-single-word="false"/>
      <style:text-properties fo:font-size="10pt" officeooo:rsid="002d0f30" officeooo:paragraph-rsid="002d0f30" style:font-size-asian="10pt" style:font-size-complex="10pt"/>
    </style:style>
    <style:style style:name="P24" style:family="paragraph" style:parent-style-name="Standard">
      <style:paragraph-properties fo:text-align="start" style:justify-single-word="false"/>
      <style:text-properties fo:font-size="10pt" officeooo:rsid="002dded3" officeooo:paragraph-rsid="002dded3" style:font-size-asian="10pt" style:font-size-complex="10pt"/>
    </style:style>
    <style:style style:name="P25" style:family="paragraph" style:parent-style-name="Standard">
      <style:paragraph-properties fo:text-align="start" style:justify-single-word="false"/>
      <style:text-properties fo:font-size="10pt" officeooo:rsid="002ebef3" officeooo:paragraph-rsid="002ebef3" style:font-size-asian="10pt" style:font-size-complex="10pt"/>
    </style:style>
    <style:style style:name="P26" style:family="paragraph" style:parent-style-name="Standard">
      <style:paragraph-properties fo:text-align="start" style:justify-single-word="false"/>
      <style:text-properties fo:font-size="10pt" officeooo:rsid="002ecd68" officeooo:paragraph-rsid="002ecd68" style:font-size-asian="10pt" style:font-size-complex="10pt"/>
    </style:style>
    <style:style style:name="P27" style:family="paragraph" style:parent-style-name="Standard">
      <style:paragraph-properties fo:text-align="start" style:justify-single-word="false"/>
      <style:text-properties fo:font-size="10pt" officeooo:rsid="00308419" officeooo:paragraph-rsid="00308419" style:font-size-asian="10pt" style:font-size-complex="10pt"/>
    </style:style>
    <style:style style:name="P28" style:family="paragraph" style:parent-style-name="Standard">
      <style:paragraph-properties fo:text-align="start" style:justify-single-word="false"/>
      <style:text-properties fo:font-size="10pt" officeooo:rsid="0030f2bf" officeooo:paragraph-rsid="0030f2bf" style:font-size-asian="10pt" style:font-size-complex="10pt"/>
    </style:style>
    <style:style style:name="P29" style:family="paragraph" style:parent-style-name="Standard">
      <style:paragraph-properties fo:text-align="start" style:justify-single-word="false"/>
      <style:text-properties fo:font-size="10pt" officeooo:rsid="00371cf4" officeooo:paragraph-rsid="00371cf4" style:font-size-asian="10pt" style:font-size-complex="10pt"/>
    </style:style>
    <style:style style:name="P30" style:family="paragraph" style:parent-style-name="Standard">
      <style:paragraph-properties fo:text-align="start" style:justify-single-word="false"/>
      <style:text-properties fo:font-size="10pt" officeooo:rsid="0038c607" officeooo:paragraph-rsid="0038c607" style:font-size-asian="10pt" style:font-size-complex="10pt"/>
    </style:style>
    <style:style style:name="P31" style:family="paragraph" style:parent-style-name="Standard">
      <style:paragraph-properties fo:text-align="start" style:justify-single-word="false"/>
      <style:text-properties fo:font-size="10pt" officeooo:rsid="003c7378" officeooo:paragraph-rsid="003c7378" style:font-size-asian="10pt" style:font-size-complex="10pt"/>
    </style:style>
    <style:style style:name="P32" style:family="paragraph" style:parent-style-name="Standard">
      <style:paragraph-properties fo:text-align="start" style:justify-single-word="false"/>
      <style:text-properties fo:font-size="10pt" officeooo:rsid="003f6ec8" officeooo:paragraph-rsid="003f6ec8" style:font-size-asian="10pt" style:font-size-complex="10pt"/>
    </style:style>
    <style:style style:name="P33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0pt" fo:font-weight="bold" officeooo:rsid="002a6012" style:font-size-asian="10pt" style:font-weight-asian="bold" style:font-size-complex="10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0pt" fo:font-weight="normal" officeooo:rsid="001bd4a6" officeooo:paragraph-rsid="001bd4a6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0pt" fo:font-weight="normal" officeooo:rsid="001bd4a6" officeooo:paragraph-rsid="003bfa2e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0pt" fo:font-weight="normal" officeooo:rsid="001bd4a6" officeooo:paragraph-rsid="003e42b6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0pt" fo:font-weight="normal" officeooo:rsid="001bd4a6" officeooo:paragraph-rsid="003c7378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0pt" fo:font-weight="normal" officeooo:rsid="001b027b" officeooo:paragraph-rsid="0031ae25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0pt" fo:font-weight="normal" officeooo:rsid="003e42b6" officeooo:paragraph-rsid="003e42b6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weight="normal" officeooo:rsid="001bd4a6" officeooo:paragraph-rsid="001bd4a6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3e42b6" officeooo:paragraph-rsid="003e42b6" style:font-size-asian="12pt" style:font-weight-asian="bold" style:font-size-complex="12pt" style:font-weight-complex="bold"/>
    </style:style>
    <style:style style:name="P44" style:family="paragraph" style:parent-style-name="Footer">
      <style:text-properties fo:font-size="8pt" officeooo:rsid="003e6c48" officeooo:paragraph-rsid="003e6c48" style:font-size-asian="8pt" style:font-size-complex="8pt"/>
    </style:style>
    <style:style style:name="P45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46" style:family="paragraph" style:parent-style-name="Table_20_Contents">
      <style:text-properties fo:font-size="10pt" style:font-size-asian="10pt" style:font-size-complex="10pt"/>
    </style:style>
    <style:style style:name="P47" style:family="paragraph" style:parent-style-name="Table_20_Contents">
      <style:text-properties fo:font-size="10pt" officeooo:rsid="00155682" officeooo:paragraph-rsid="00155682" style:font-size-asian="10pt" style:font-size-complex="10pt"/>
    </style:style>
    <style:style style:name="P48" style:family="paragraph" style:parent-style-name="Table_20_Contents">
      <style:text-properties fo:font-size="10pt" officeooo:rsid="00155682" officeooo:paragraph-rsid="0028ba56" style:font-size-asian="10pt" style:font-size-complex="10pt"/>
    </style:style>
    <style:style style:name="P49" style:family="paragraph" style:parent-style-name="Table_20_Contents">
      <style:text-properties fo:font-size="10pt" officeooo:rsid="00169b81" officeooo:paragraph-rsid="00169b81" style:font-size-asian="10pt" style:font-size-complex="10pt"/>
    </style:style>
    <style:style style:name="P50" style:family="paragraph" style:parent-style-name="Table_20_Contents">
      <style:text-properties fo:font-size="10pt" officeooo:rsid="0028ba56" officeooo:paragraph-rsid="0028ba56" style:font-size-asian="10pt" style:font-size-complex="10pt"/>
    </style:style>
    <style:style style:name="P51" style:family="paragraph" style:parent-style-name="Standard">
      <style:paragraph-properties fo:text-align="start" style:justify-single-word="false"/>
      <style:text-properties fo:font-size="8pt" fo:font-weight="bold" officeooo:rsid="00409f73" officeooo:paragraph-rsid="00409f73" style:font-size-asian="8pt" style:font-weight-asian="bold" style:font-size-complex="8pt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Courier" fo:font-size="8pt" fo:font-weight="bold" officeooo:rsid="00409f73" officeooo:paragraph-rsid="00459261" style:font-size-asian="8pt" style:font-weight-asian="bold" style:font-size-complex="8pt" style:font-weight-complex="bold"/>
    </style:style>
    <style:style style:name="P53" style:family="paragraph" style:parent-style-name="Standard">
      <style:paragraph-properties fo:text-align="start" style:justify-single-word="false"/>
      <style:text-properties style:font-name="Courier" fo:font-size="8pt" fo:font-weight="bold" officeooo:rsid="00409f73" officeooo:paragraph-rsid="004205ad" style:font-size-asian="8pt" style:font-weight-asian="bold" style:font-size-complex="8pt" style:font-weight-complex="bold"/>
    </style:style>
    <style:style style:name="P54" style:family="paragraph" style:parent-style-name="Standard">
      <style:paragraph-properties fo:text-align="start" style:justify-single-word="false"/>
      <style:text-properties style:font-name="Courier" fo:font-size="8pt" fo:font-weight="normal" officeooo:rsid="00409f73" officeooo:paragraph-rsid="00409f73" style:font-size-asian="8pt" style:font-weight-asian="normal" style:font-size-complex="8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Courier" fo:font-size="8pt" fo:font-weight="normal" officeooo:rsid="00409f73" officeooo:paragraph-rsid="004205ad" style:font-size-asian="8pt" style:font-weight-asian="normal" style:font-size-complex="8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Courier" fo:font-size="8pt" fo:font-weight="normal" officeooo:rsid="00409f73" officeooo:paragraph-rsid="00459261" style:font-size-asian="8pt" style:font-weight-asian="normal" style:font-size-complex="8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Courier" fo:font-size="8pt" fo:font-weight="normal" officeooo:rsid="00409f73" officeooo:paragraph-rsid="00478cd1" style:font-size-asian="8pt" style:font-weight-asian="normal" style:font-size-complex="8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Courier" fo:font-size="8pt" fo:font-weight="normal" officeooo:rsid="00409f73" officeooo:paragraph-rsid="004c06cf" style:font-size-asian="8pt" style:font-weight-asian="normal" style:font-size-complex="8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bold" officeooo:rsid="003e42b6" officeooo:paragraph-rsid="004d55f1" style:font-size-asian="12pt" style:font-weight-asian="bold" style:font-size-complex="12pt" style:font-weight-complex="bold"/>
    </style:style>
    <style:style style:name="T1" style:family="text">
      <style:text-properties officeooo:rsid="0011f2af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9bfa2" style:font-weight-asian="bold" style:font-weight-complex="bold"/>
    </style:style>
    <style:style style:name="T6" style:family="text">
      <style:text-properties fo:font-weight="bold" officeooo:rsid="001b027b" style:font-weight-asian="bold" style:font-weight-complex="bol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officeooo:rsid="0013b178"/>
    </style:style>
    <style:style style:name="T9" style:family="text">
      <style:text-properties officeooo:rsid="00155682"/>
    </style:style>
    <style:style style:name="T10" style:family="text">
      <style:text-properties officeooo:rsid="001b027b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bd4a6" style:font-weight-asian="normal" style:font-weight-complex="normal"/>
    </style:style>
    <style:style style:name="T13" style:family="text">
      <style:text-properties fo:font-weight="normal" officeooo:rsid="001d0dec" style:font-weight-asian="normal" style:font-weight-complex="normal"/>
    </style:style>
    <style:style style:name="T14" style:family="text">
      <style:text-properties fo:font-weight="normal" officeooo:rsid="003d2eeb" style:font-weight-asian="normal" style:font-weight-complex="normal"/>
    </style:style>
    <style:style style:name="T15" style:family="text">
      <style:text-properties fo:font-weight="normal" officeooo:rsid="003c7378" style:font-weight-asian="normal" style:font-weight-complex="normal"/>
    </style:style>
    <style:style style:name="T16" style:family="text">
      <style:text-properties officeooo:rsid="001cf053"/>
    </style:style>
    <style:style style:name="T17" style:family="text">
      <style:text-properties officeooo:rsid="0021509f"/>
    </style:style>
    <style:style style:name="T18" style:family="text">
      <style:text-properties officeooo:rsid="0024c345"/>
    </style:style>
    <style:style style:name="T19" style:family="text">
      <style:text-properties officeooo:rsid="0028ba56"/>
    </style:style>
    <style:style style:name="T20" style:family="text">
      <style:text-properties officeooo:rsid="002a6992"/>
    </style:style>
    <style:style style:name="T21" style:family="text">
      <style:text-properties officeooo:rsid="002bdbf8"/>
    </style:style>
    <style:style style:name="T22" style:family="text">
      <style:text-properties officeooo:rsid="0031ae25"/>
    </style:style>
    <style:style style:name="T23" style:family="text">
      <style:text-properties officeooo:rsid="00355200"/>
    </style:style>
    <style:style style:name="T24" style:family="text">
      <style:text-properties officeooo:rsid="0038c607"/>
    </style:style>
    <style:style style:name="T25" style:family="text">
      <style:text-properties officeooo:rsid="003bfa2e"/>
    </style:style>
    <style:style style:name="T26" style:family="text">
      <style:text-properties officeooo:rsid="003c7378"/>
    </style:style>
    <style:style style:name="T27" style:family="text">
      <style:text-properties officeooo:rsid="003e42b6"/>
    </style:style>
    <style:style style:name="T28" style:family="text">
      <style:text-properties style:font-name="Liberation Serif1" officeooo:rsid="003e42b6" style:font-name-asian="Liberation Serif1" style:font-name-complex="Liberation Serif1"/>
    </style:style>
    <style:style style:name="T29" style:family="text">
      <style:text-properties officeooo:rsid="003f6ec8"/>
    </style:style>
    <style:style style:name="T30" style:family="text">
      <style:text-properties officeooo:rsid="004205ad"/>
    </style:style>
    <style:style style:name="T31" style:family="text">
      <style:text-properties officeooo:rsid="0042abc7"/>
    </style:style>
    <style:style style:name="T32" style:family="text">
      <style:text-properties officeooo:rsid="004341eb"/>
    </style:style>
    <style:style style:name="T33" style:family="text">
      <style:text-properties officeooo:rsid="00452096"/>
    </style:style>
    <style:style style:name="T34" style:family="text">
      <style:text-properties officeooo:rsid="00459261"/>
    </style:style>
    <style:style style:name="T35" style:family="text">
      <style:text-properties officeooo:rsid="0049cc59"/>
    </style:style>
    <style:style style:name="T36" style:family="text">
      <style:text-properties style:font-name="Courier"/>
    </style:style>
    <style:style style:name="T37" style:family="text">
      <style:text-properties officeooo:rsid="004d55f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Superboard II </text:span><text:span text:style-name="T2">Quick Reference</text:span></text:p>
      <text:p text:style-name="P7">For the <text:span text:style-name="T1">Briel Computers Superboard ///</text:span></text:p>
      <text:p text:style-name="P2"><text:span text:style-name="T7">Jeff Tranter &lt;</text:span><text:a xlink:type="simple" xlink:href="mailto:tranter@pobox.com"><text:span text:style-name="T7">tranter@pobox.com</text:span></text:a><text:span text:style-name="T7">&gt;</text:span></text:p>
      <text:p text:style-name="P2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33">General Specifications</text:p>
          </table:table-cell>
          <table:covered-table-cell/>
        </table:table-row>
        <table:table-row>
          <table:table-cell table:style-name="Table3.A2" office:value-type="string">
            <text:p text:style-name="P34">CPU</text:p>
          </table:table-cell>
          <table:table-cell table:style-name="Table3.B2" office:value-type="string">
            <text:p text:style-name="P10">65C02</text:p>
          </table:table-cell>
        </table:table-row>
        <table:table-row>
          <table:table-cell table:style-name="Table3.A2" office:value-type="string">
            <text:p text:style-name="P34">Clock Speed</text:p>
          </table:table-cell>
          <table:table-cell table:style-name="Table3.B2" office:value-type="string">
            <text:p text:style-name="P10">1 MHz</text:p>
          </table:table-cell>
        </table:table-row>
        <table:table-row>
          <table:table-cell table:style-name="Table3.A2" office:value-type="string">
            <text:p text:style-name="P34">RAM</text:p>
          </table:table-cell>
          <table:table-cell table:style-name="Table3.B2" office:value-type="string">
            <text:p text:style-name="P10">32 KB</text:p>
          </table:table-cell>
        </table:table-row>
        <table:table-row>
          <table:table-cell table:style-name="Table3.A2" office:value-type="string">
            <text:p text:style-name="P34">ROM</text:p>
          </table:table-cell>
          <table:table-cell table:style-name="Table3.B2" office:value-type="string">
            <text:p text:style-name="P10"><text:span text:style-name="T1">10 </text:span>KB</text:p>
          </table:table-cell>
        </table:table-row>
        <table:table-row>
          <table:table-cell table:style-name="Table3.A2" office:value-type="string">
            <text:p text:style-name="P34">Keyboard</text:p>
          </table:table-cell>
          <table:table-cell table:style-name="Table3.B2" office:value-type="string">
            <text:p text:style-name="P16">Integral 53-key</text:p>
          </table:table-cell>
        </table:table-row>
        <table:table-row>
          <table:table-cell table:style-name="Table3.A2" office:value-type="string">
            <text:p text:style-name="P34">Video</text:p>
          </table:table-cell>
          <table:table-cell table:style-name="Table3.B2" office:value-type="string">
            <text:p text:style-name="P10">Composite</text:p>
          </table:table-cell>
        </table:table-row>
        <table:table-row>
          <table:table-cell table:style-name="Table3.A2" office:value-type="string">
            <text:p text:style-name="P34">Power Input</text:p>
          </table:table-cell>
          <table:table-cell table:style-name="Table3.B2" office:value-type="string">
            <text:p text:style-name="P17">USB 5V host or power supply 1000mA or more</text:p>
          </table:table-cell>
        </table:table-row>
        <table:table-row>
          <table:table-cell table:style-name="Table3.A2" office:value-type="string">
            <text:p text:style-name="P34">Serial Port Settings</text:p>
          </table:table-cell>
          <table:table-cell table:style-name="Table3.B2" office:value-type="string">
            <text:p text:style-name="P10"><text:span text:style-name="T8">96</text:span>00 bps 8N1, no handshaking, no flow control</text:p>
          </table:table-cell>
        </table:table-row>
      </table:table>
      <text:p text:style-name="P3"/>
      <text:p text:style-name="P6">Memory Map</text:p>
      <text:p text:style-name="P3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5">Address Range</text:p>
          </table:table-cell>
          <table:table-cell table:style-name="Table5.B1" office:value-type="string">
            <text:p text:style-name="P45">Comments</text:p>
          </table:table-cell>
        </table:table-row>
        <table:table-row>
          <table:table-cell table:style-name="Table5.A2" office:value-type="string">
            <text:p text:style-name="P46">$0000 - $00FF</text:p>
          </table:table-cell>
          <table:table-cell table:style-name="Table5.B2" office:value-type="string">
            <text:p text:style-name="P46">Zero page RAM.</text:p>
          </table:table-cell>
        </table:table-row>
        <table:table-row>
          <table:table-cell table:style-name="Table5.A2" office:value-type="string">
            <text:p text:style-name="P46">$0100 - $01FF</text:p>
          </table:table-cell>
          <table:table-cell table:style-name="Table5.B2" office:value-type="string">
            <text:p text:style-name="P46">Stack RAM.</text:p>
          </table:table-cell>
        </table:table-row>
        <table:table-row>
          <table:table-cell table:style-name="Table5.A2" office:value-type="string">
            <text:p text:style-name="P46">$0000 - $7FFF</text:p>
          </table:table-cell>
          <table:table-cell table:style-name="Table5.B2" office:value-type="string">
            <text:p text:style-name="P46">RAM <text:span text:style-name="T9">(32K Superboard ///).</text:span></text:p>
          </table:table-cell>
        </table:table-row>
        <table:table-row>
          <table:table-cell table:style-name="Table5.A2" office:value-type="string">
            <text:p text:style-name="P46">$<text:span text:style-name="T9">A</text:span>000 - $<text:span text:style-name="T9">B</text:span>FFF</text:p>
          </table:table-cell>
          <table:table-cell table:style-name="Table5.B2" office:value-type="string">
            <text:p text:style-name="P47">ROM (BASIC).</text:p>
          </table:table-cell>
        </table:table-row>
        <table:table-row>
          <table:table-cell table:style-name="Table5.A2" office:value-type="string">
            <text:p text:style-name="P46">$<text:span text:style-name="T9">D085</text:span> - $<text:span text:style-name="T9">D39D</text:span></text:p>
          </table:table-cell>
          <table:table-cell table:style-name="Table5.B2" office:value-type="string">
            <text:p text:style-name="P47">Video memory (25x25 mode).</text:p>
          </table:table-cell>
        </table:table-row>
        <table:table-row>
          <table:table-cell table:style-name="Table5.A2" office:value-type="string">
            <text:p text:style-name="P46">$<text:span text:style-name="T9">D080</text:span> - $<text:span text:style-name="T9">D3</text:span>FF</text:p>
          </table:table-cell>
          <table:table-cell table:style-name="Table5.B2" office:value-type="string">
            <text:p text:style-name="P47">Video memory (32x28 mode).</text:p>
          </table:table-cell>
        </table:table-row>
        <table:table-row>
          <table:table-cell table:style-name="Table5.A2" office:value-type="string">
            <text:p text:style-name="P46">$<text:span text:style-name="T9">D</text:span>F00</text:p>
          </table:table-cell>
          <table:table-cell table:style-name="Table5.B2" office:value-type="string">
            <text:p text:style-name="P48">Keyboard<text:span text:style-name="T19"> (write row, read column). Decimal 57088.</text:span></text:p>
          </table:table-cell>
        </table:table-row>
        <table:table-row>
          <table:table-cell table:style-name="Table5.A2" office:value-type="string">
            <text:p text:style-name="P49">$F00<text:span text:style-name="T19">0</text:span></text:p>
          </table:table-cell>
          <table:table-cell table:style-name="Table5.B2" office:value-type="string">
            <text:p text:style-name="P50">6850 ACIA status/control register. Decimal 61440.</text:p>
          </table:table-cell>
        </table:table-row>
        <table:table-row>
          <table:table-cell table:style-name="Table5.A2" office:value-type="string">
            <text:p text:style-name="P50">$F001</text:p>
          </table:table-cell>
          <table:table-cell table:style-name="Table5.B2" office:value-type="string">
            <text:p text:style-name="P50">6850 ACIA data register. Decimal 61441.</text:p>
          </table:table-cell>
        </table:table-row>
        <table:table-row>
          <table:table-cell table:style-name="Table5.A2" office:value-type="string">
            <text:p text:style-name="P49">$F800-$FFFF</text:p>
          </table:table-cell>
          <table:table-cell table:style-name="Table5.B2" office:value-type="string">
            <text:p text:style-name="P49">ROM (OSI routines and monitor).</text:p>
          </table:table-cell>
        </table:table-row>
      </table:table>
      <text:p text:style-name="P3"/>
      <text:p text:style-name="P5"><text:span text:style-name="T5">ROM</text:span><text:span text:style-name="T4"> Monitor </text:span><text:span text:style-name="T5">Commands</text:span></text:p>
      <text:p text:style-name="P4"/>
      <text:p text:style-name="P14">Display: <text:s/><text:span text:style-name="T3">AAAA <text:s/>DD</text:span></text:p>
      <text:p text:style-name="P14"/>
      <text:p text:style-name="P14">In address mode, enter 4 character hex address. In data mode, enter 2 character hex data.</text:p>
      <text:p text:style-name="P14"/>
      <text:p text:style-name="P14">"/" enters data mode.</text:p>
      <text:p text:style-name="P14">"." enters address mode.</text:p>
      <text:p text:style-name="P14">&lt;Return&gt; (in data mode) advances to next address.</text:p>
      <text:p text:style-name="P14">"L" (in address mode) loads from cassette tape/serial port.</text:p>
      <text:p text:style-name="P40">"G" (in address mode) starts execution from current address mode.</text:p>
      <text:p text:style-name="P6"/>
      <text:p text:style-name="P6"/>
      <text:p text:style-name="P6"/>
      <text:p text:style-name="P6"><text:soft-page-break/>Useful <text:span text:style-name="T20">Routines</text:span></text:p>
      <text:p text:style-name="P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5">Address</text:p>
          </table:table-cell>
          <table:table-cell table:style-name="Table4.B1" office:value-type="string">
            <text:p text:style-name="P35">Description</text:p>
          </table:table-cell>
        </table:table-row>
        <table:table-row>
          <table:table-cell table:style-name="Table4.A2" office:value-type="string">
            <text:p text:style-name="P20">$000<text:span text:style-name="T23">B</text:span>,<text:span text:style-name="T21">$000C</text:span></text:p>
          </table:table-cell>
          <table:table-cell table:style-name="Table4.B2" office:value-type="string">
            <text:p text:style-name="P20">Address to call get argument of USR() function. Value is returned in $00AE,F.</text:p>
          </table:table-cell>
        </table:table-row>
        <table:table-row>
          <table:table-cell table:style-name="Table4.A2" office:value-type="string">
            <text:p text:style-name="P20">$000D</text:p>
          </table:table-cell>
          <table:table-cell table:style-name="Table4.B2" office:value-type="string">
            <text:p text:style-name="P20">Number of NULLs to send as per BASIC NULL command.</text:p>
          </table:table-cell>
        </table:table-row>
        <table:table-row>
          <table:table-cell table:style-name="Table4.A2" office:value-type="string">
            <text:p text:style-name="P20">$000F</text:p>
          </table:table-cell>
          <table:table-cell table:style-name="Table4.B2" office:value-type="string">
            <text:p text:style-name="P20">BASIC terminal width.</text:p>
          </table:table-cell>
        </table:table-row>
        <table:table-row>
          <table:table-cell table:style-name="Table4.A2" office:value-type="string">
            <text:p text:style-name="P21">$0064</text:p>
          </table:table-cell>
          <table:table-cell table:style-name="Table4.B2" office:value-type="string">
            <text:p text:style-name="P21">BASIC &lt;Control&gt;O flag.</text:p>
          </table:table-cell>
        </table:table-row>
        <table:table-row>
          <table:table-cell table:style-name="Table4.A2" office:value-type="string">
            <text:p text:style-name="P22">$00FB</text:p>
          </table:table-cell>
          <table:table-cell table:style-name="Table4.B2" office:value-type="string">
            <text:p text:style-name="P22">ROM monitor load flag(non-zero=load mode).</text:p>
          </table:table-cell>
        </table:table-row>
        <table:table-row>
          <table:table-cell table:style-name="Table4.A2" office:value-type="string">
            <text:p text:style-name="P23">$00FC</text:p>
          </table:table-cell>
          <table:table-cell table:style-name="Table4.B2" office:value-type="string">
            <text:p text:style-name="P23">ROM monitor contents of current address.</text:p>
          </table:table-cell>
        </table:table-row>
        <table:table-row>
          <table:table-cell table:style-name="Table4.A2" office:value-type="string">
            <text:p text:style-name="P24">$00FE,$00FF</text:p>
          </table:table-cell>
          <table:table-cell table:style-name="Table4.B2" office:value-type="string">
            <text:p text:style-name="P24">ROM monitor current address.</text:p>
          </table:table-cell>
        </table:table-row>
        <table:table-row>
          <table:table-cell table:style-name="Table4.A2" office:value-type="string">
            <text:p text:style-name="P25">$0100</text:p>
          </table:table-cell>
          <table:table-cell table:style-name="Table4.B2" office:value-type="string">
            <text:p text:style-name="P25">NMI address.</text:p>
          </table:table-cell>
        </table:table-row>
        <table:table-row>
          <table:table-cell table:style-name="Table4.A2" office:value-type="string">
            <text:p text:style-name="P25">$01C0</text:p>
          </table:table-cell>
          <table:table-cell table:style-name="Table4.B2" office:value-type="string">
            <text:p text:style-name="P25">IRQ address.</text:p>
          </table:table-cell>
        </table:table-row>
        <table:table-row>
          <table:table-cell table:style-name="Table4.A2" office:value-type="string">
            <text:p text:style-name="P25">$0200</text:p>
          </table:table-cell>
          <table:table-cell table:style-name="Table4.B2" office:value-type="string">
            <text:p text:style-name="P25">Cursor position for BASIC output is $D300 +($0200). Default (bottom left) is $65.</text:p>
          </table:table-cell>
        </table:table-row>
        <table:table-row>
          <table:table-cell table:style-name="Table4.A2" office:value-type="string">
            <text:p text:style-name="P26">$0203</text:p>
          </table:table-cell>
          <table:table-cell table:style-name="Table4.B2" office:value-type="string">
            <text:p text:style-name="P26">LOAD flag ($80=load from tape).</text:p>
          </table:table-cell>
        </table:table-row>
        <table:table-row>
          <table:table-cell table:style-name="Table4.A2" office:value-type="string">
            <text:p text:style-name="P26">$0205</text:p>
          </table:table-cell>
          <table:table-cell table:style-name="Table4.B2" office:value-type="string">
            <text:p text:style-name="P26">SAVE flag (0=not in save mode). <text:span text:style-name="T29">In BASIC, POKE 517,0 to turn off save mode</text:span></text:p>
          </table:table-cell>
        </table:table-row>
        <table:table-row>
          <table:table-cell table:style-name="Table4.A2" office:value-type="string">
            <text:p text:style-name="P26">$0212</text:p>
          </table:table-cell>
          <table:table-cell table:style-name="Table4.B2" office:value-type="string">
            <text:p text:style-name="P26">BASIC &lt;Control&gt;C flag (non-zero=ignore &lt;Control&gt;C). Reset by RUN.</text:p>
          </table:table-cell>
        </table:table-row>
        <table:table-row>
          <table:table-cell table:style-name="Table4.A2" office:value-type="string">
            <text:p text:style-name="P26">$023E,$023F</text:p>
          </table:table-cell>
          <table:table-cell table:style-name="Table4.B2" office:value-type="string">
            <text:p text:style-name="P26">Address of BASIC USR() function.</text:p>
          </table:table-cell>
        </table:table-row>
        <table:table-row>
          <table:table-cell table:style-name="Table4.A2" office:value-type="string">
            <text:p text:style-name="P27">$A274</text:p>
          </table:table-cell>
          <table:table-cell table:style-name="Table4.B2" office:value-type="string">
            <text:p text:style-name="P27">BASIC warm start.</text:p>
          </table:table-cell>
        </table:table-row>
        <table:table-row>
          <table:table-cell table:style-name="Table4.A2" office:value-type="string">
            <text:p text:style-name="P27">$BD11</text:p>
          </table:table-cell>
          <table:table-cell table:style-name="Table4.B2" office:value-type="string">
            <text:p text:style-name="P27">BASIC cold start.</text:p>
          </table:table-cell>
        </table:table-row>
        <table:table-row>
          <table:table-cell table:style-name="Table4.A2" office:value-type="string">
            <text:p text:style-name="P27">$BF2D</text:p>
          </table:table-cell>
          <table:table-cell table:style-name="Table4.B2" office:value-type="string">
            <text:p text:style-name="P27">Send character in A to terminal screen. Handles CR, LF, etc.</text:p>
          </table:table-cell>
        </table:table-row>
        <table:table-row>
          <table:table-cell table:style-name="Table4.A2" office:value-type="string">
            <text:p text:style-name="P27">$FCB1</text:p>
          </table:table-cell>
          <table:table-cell table:style-name="Table4.B2" office:value-type="string">
            <text:p text:style-name="P27">Send character in A to ACIA.</text:p>
          </table:table-cell>
        </table:table-row>
        <table:table-row>
          <table:table-cell table:style-name="Table4.A2" office:value-type="string">
            <text:p text:style-name="P27">$FD00</text:p>
          </table:table-cell>
          <table:table-cell table:style-name="Table4.B2" office:value-type="string">
            <text:p text:style-name="P27">Get key from keyboard and return in A.</text:p>
          </table:table-cell>
        </table:table-row>
        <table:table-row>
          <table:table-cell table:style-name="Table4.A2" office:value-type="string">
            <text:p text:style-name="P27">$FE00</text:p>
          </table:table-cell>
          <table:table-cell table:style-name="Table4.B2" office:value-type="string">
            <text:p text:style-name="P27">ROM monitor entry point.</text:p>
          </table:table-cell>
        </table:table-row>
        <table:table-row>
          <table:table-cell table:style-name="Table4.A2" office:value-type="string">
            <text:p text:style-name="P27">$FE80</text:p>
          </table:table-cell>
          <table:table-cell table:style-name="Table4.B2" office:value-type="string">
            <text:p text:style-name="P27">Get character from ACIA and return in A.</text:p>
          </table:table-cell>
        </table:table-row>
        <table:table-row>
          <table:table-cell table:style-name="Table4.A2" office:value-type="string">
            <text:p text:style-name="P30">$FEED</text:p>
          </table:table-cell>
          <table:table-cell table:style-name="Table4.B2" office:value-type="string">
            <text:p text:style-name="P30">Calls $FD00.</text:p>
          </table:table-cell>
        </table:table-row>
        <table:table-row>
          <table:table-cell table:style-name="Table4.A2" office:value-type="string">
            <text:p text:style-name="P27">$FF00</text:p>
          </table:table-cell>
          <table:table-cell table:style-name="Table4.B2" office:value-type="string">
            <text:p text:style-name="P27">Reset <text:s/>address.</text:p>
          </table:table-cell>
        </table:table-row>
        <table:table-row>
          <table:table-cell table:style-name="Table4.A2" office:value-type="string">
            <text:p text:style-name="P29">$FF69</text:p>
          </table:table-cell>
          <table:table-cell table:style-name="Table4.B2" office:value-type="string">
            <text:p text:style-name="P29">Output cha<text:span text:style-name="T24">r</text:span>acter to screen via $BF2D, and if SAVE flag is non-zero, also to serial/tape.</text:p>
          </table:table-cell>
        </table:table-row>
        <table:table-row>
          <table:table-cell table:style-name="Table4.A2" office:value-type="string">
            <text:p text:style-name="P29">$FFBA</text:p>
          </table:table-cell>
          <table:table-cell table:style-name="Table4.B2" office:value-type="string">
            <text:p text:style-name="P29">Get key from keyboard, or <text:s/>if LOAD flag has high bit set, from serial/tape.</text:p>
          </table:table-cell>
        </table:table-row>
        <table:table-row>
          <table:table-cell table:style-name="Table4.A2" office:value-type="string">
            <text:p text:style-name="P29">$FFEB</text:p>
          </table:table-cell>
          <table:table-cell table:style-name="Table4.B2" office:value-type="string">
            <text:p text:style-name="P29">BASIC input routine. Via vector in $0218,9 calls $FFBA.</text:p>
          </table:table-cell>
        </table:table-row>
        <table:table-row>
          <table:table-cell table:style-name="Table4.A2" office:value-type="string">
            <text:p text:style-name="P29">$FFEE</text:p>
          </table:table-cell>
          <table:table-cell table:style-name="Table4.B2" office:value-type="string">
            <text:p text:style-name="P29">BASIC output routine. Via vector in $021A,B calls $FF69.</text:p>
          </table:table-cell>
        </table:table-row>
        <table:table-row>
          <table:table-cell table:style-name="Table4.A2" office:value-type="string">
            <text:p text:style-name="P27">$FFFA,$FFFC</text:p>
          </table:table-cell>
          <table:table-cell table:style-name="Table4.B2" office:value-type="string">
            <text:p text:style-name="P27">NMI vector.</text:p>
          </table:table-cell>
        </table:table-row>
        <table:table-row>
          <table:table-cell table:style-name="Table4.A2" office:value-type="string">
            <text:p text:style-name="P28">$FFFC,$FFFD</text:p>
          </table:table-cell>
          <table:table-cell table:style-name="Table4.B2" office:value-type="string">
            <text:p text:style-name="P28">Reset vector.</text:p>
          </table:table-cell>
        </table:table-row>
        <table:table-row>
          <table:table-cell table:style-name="Table4.A2" office:value-type="string">
            <text:p text:style-name="P28">$FFFE,$FFFF</text:p>
          </table:table-cell>
          <table:table-cell table:style-name="Table4.B2" office:value-type="string">
            <text:p text:style-name="P28">IRQ vector.</text:p>
          </table:table-cell>
        </table:table-row>
      </table:table>
      <text:p text:style-name="P6"/>
      <text:p text:style-name="P3"/>
      <text:p text:style-name="P3"/>
      <text:p text:style-name="P3"/>
      <text:p text:style-name="P3"/>
      <text:p text:style-name="P3"><text:soft-page-break/><text:span text:style-name="T6">Microsoft</text:span><text:span text:style-name="T4"> BASIC</text:span></text:p>
      <text:p text:style-name="P3"/>
      <text:p text:style-name="P18">Commands: CONT, LIST, NEW, NULL, RUN</text:p>
      <text:p text:style-name="P13"/>
      <text:p text:style-name="P13"><text:span text:style-name="T17">Statements</text:span>: CLEAR, DATA, DEF, DIM, END, FN, FOR, GOSUB, GOTO, IF, INPUT, <text:span text:style-name="T18">L</text:span>ET, LOAD, NEXT, NOT, NULL, ON, OR, POKE, PRINT, READ, REM, RESTORE, RETURN, SAVE, STEP, STOP, <text:s/>THEN, TO, WAIT, ?</text:p>
      <text:p text:style-name="P12"/>
      <text:p text:style-name="P19">Functions: <text:span text:style-name="T10">ABS(), ASC(), ATN(), CHR$(), COS(), EXP(), FRE(), INT(), LEFT$(), LEN(), LOG(), MID$(), PEEK(), POS(), RIGHT$(), RND(), SGN(), SIN(), SPC(), SQR(), STR$(), TAB(), TAN(), USR(), VAL()</text:span></text:p>
      <text:p text:style-name="P18"/>
      <text:p text:style-name="P18">Operators: +, -, *, /, ^, NOT, AND, OR, =, &lt;, &gt;, &lt;&gt;, &gt;=, &lt;=</text:p>
      <text:p text:style-name="P18"/>
      <text:p text:style-name="P12">Editing:</text:p>
      <text:p text:style-name="P12"/>
      <text:p text:style-name="P32">&lt;Shift&gt;N <text:s text:c="13"/>^ character<text:tab/><text:tab/><text:tab/><text:span text:style-name="T10">&lt;Shift&gt;+O<text:tab/>Erase last character</text:span></text:p>
      <text:p text:style-name="P15">&lt;Shift&gt;+P<text:tab/>Erase current line<text:tab/><text:tab/><text:tab/>&lt;Control&gt;+C<text:tab/>Interrupt running program or LIST command</text:p>
      <text:p text:style-name="P15">&lt;Control&gt;+O <text:tab/>Suspend output until typed again</text:p>
      <text:p text:style-name="P8"/>
      <text:p text:style-name="P8">Boot <text:span text:style-name="T27">P</text:span>rompt</text:p>
      <text:p text:style-name="P42"/>
      <text:p text:style-name="P36">D/C/W/M ?_</text:p>
      <text:p text:style-name="P36"><text:s/><text:span text:style-name="T22">| <text:s text:c="2"/>| <text:s text:c="3"/>| <text:s text:c="3"/>|</text:span></text:p>
      <text:p text:style-name="P38"><text:s/>| <text:s text:c="2"/>| <text:s text:c="3"/>| <text:s text:c="2"/><text:span text:style-name="T28">└─→</text:span> <text:s/>ROM Monitor</text:p>
      <text:p text:style-name="P38"><text:s/>| <text:s text:c="2"/>| <text:s text:c="2"/><text:span text:style-name="T28">└───→ </text:span>Warm start (does not clear any BASIC program)</text:p>
      <text:p text:style-name="P38"><text:s/>| <text:s/><text:span text:style-name="T28">└─────→</text:span> Cold start (clears any BASIC program) </text:p>
      <text:p text:style-name="P38"><text:span text:style-name="T28">└──────→</text:span> <text:s/>Disk boot (requires disk controller)</text:p>
      <text:p text:style-name="P36"/>
      <text:p text:style-name="P43">Miscellaneous</text:p>
      <text:p text:style-name="P41"/>
      <text:p text:style-name="P37">Default video is 25 chars x 25 lines. <text:s/>Power on with <text:span text:style-name="T16">BREAK</text:span> key down to get 32 chars x 28 lines. <text:span text:style-name="T25">BASIC always uses 24x24.</text:span></text:p>
      <text:p text:style-name="P36"/>
      <text:p text:style-name="P11"><text:span text:style-name="T12">Serial Port protocol: 9600 bps, 8N1, no flow control or hardware handshaking. </text:span><text:span text:style-name="T13">For BASIC, use </text:span><text:span text:style-name="T12">50ms char delay, 200ms line delay.</text:span></text:p>
      <text:p text:style-name="P11"/>
      <text:p text:style-name="P11"><text:span text:style-name="T14">Sample </text:span><text:span text:style-name="T26">Linux commands to initialize serial port and send file:</text:span></text:p>
      <text:p text:style-name="P11"><text:span text:style-name="T12"><text:s text:c="4"/>stty -hup -clocal raw </text:span><text:span text:style-name="T15">9600 &lt;/dev/ttyUSB0</text:span></text:p>
      <text:p text:style-name="P31"><text:span text:style-name="T12"><text:s text:c="4"/>ascii-xfr -s -l 200 -c 50 </text:span><text:span text:style-name="T11">program</text:span><text:span text:style-name="T12">.bas <text:s/>&gt;/dev/ttyUSB0</text:span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59"><text:soft-page-break/><text:span text:style-name="T37">Video Memory</text:span></text:p>
      <text:p text:style-name="P51"/>
      <text:p text:style-name="P51"><text:span text:style-name="T36"><text:s text:c="15"/>25x25 Video Mode</text:span></text:p>
      <text:p text:style-name="P54">Hex <text:s/>Dec <text:s text:c="28"/>Hex <text:s text:c="2"/>Dec</text:p>
      <text:p text:style-name="P54">D085 53381 □□□□□□□□□□□□□□□□□□□□□□□□□ 53<text:span text:style-name="T33">405</text:span> D09D</text:p>
      <text:p text:style-name="P55">D0<text:span text:style-name="T30">A</text:span>5 53<text:span text:style-name="T32">413</text:span> □□□□□□□□□□□□□□□□□□□□□□□□□ 53<text:span text:style-name="T33">437</text:span> D0<text:span text:style-name="T30">B</text:span>D</text:p>
      <text:p text:style-name="P55">D0<text:span text:style-name="T30">C</text:span>5 53<text:span text:style-name="T32">445</text:span> □□□□□□□□□□□□□□□□□□□□□□□□□ 53<text:span text:style-name="T33">469</text:span> D0<text:span text:style-name="T31">D</text:span>D</text:p>
      <text:p text:style-name="P55">D0<text:span text:style-name="T30">E</text:span>5 53<text:span text:style-name="T32">477</text:span> □□□□□□□□□□□□□□□□□□□□□□□□□ 53<text:span text:style-name="T33">501</text:span> D0<text:span text:style-name="T31">F</text:span>D</text:p>
      <text:p text:style-name="P55">D<text:span text:style-name="T30">10</text:span>5 53<text:span text:style-name="T32">505</text:span> □□□□□□□□□□□□□□□□□□□□□□□□□ 53<text:span text:style-name="T33">533</text:span> D<text:span text:style-name="T31">11</text:span>D</text:p>
      <text:p text:style-name="P55">D<text:span text:style-name="T30">12</text:span>5 53<text:span text:style-name="T32">541</text:span> □□□□□□□□□□□□□□□□□□□□□□□□□ 53<text:span text:style-name="T33">565</text:span> D<text:span text:style-name="T31">13</text:span>D</text:p>
      <text:p text:style-name="P55">D<text:span text:style-name="T30">14</text:span>5 53<text:span text:style-name="T32">573</text:span> □□□□□□□□□□□□□□□□□□□□□□□□□ 53<text:span text:style-name="T33">597</text:span> D<text:span text:style-name="T31">15</text:span>D</text:p>
      <text:p text:style-name="P55">D<text:span text:style-name="T30">16</text:span>5 53<text:span text:style-name="T32">605</text:span> □□□□□□□□□□□□□□□□□□□□□□□□□ 53<text:span text:style-name="T33">629</text:span> D<text:span text:style-name="T31">17</text:span>D</text:p>
      <text:p text:style-name="P55">D<text:span text:style-name="T30">18</text:span>5 53<text:span text:style-name="T32">637</text:span> □□□□□□□□□□□□□□□□□□□□□□□□□ 53<text:span text:style-name="T33">661</text:span> D<text:span text:style-name="T31">19</text:span>D</text:p>
      <text:p text:style-name="P55">D<text:span text:style-name="T30">1A</text:span>5 53<text:span text:style-name="T32">669</text:span> □□□□□□□□□□□□□□□□□□□□□□□□□ 53<text:span text:style-name="T33">693</text:span> D<text:span text:style-name="T31">1B</text:span>D</text:p>
      <text:p text:style-name="P55">D<text:span text:style-name="T30">1C</text:span>5 53<text:span text:style-name="T32">701</text:span> □□□□□□□□□□□□□□□□□□□□□□□□□ 53<text:span text:style-name="T33">725</text:span> D<text:span text:style-name="T31">1D</text:span>D</text:p>
      <text:p text:style-name="P55">D<text:span text:style-name="T30">1E</text:span>5 53<text:span text:style-name="T32">733</text:span> □□□□□□□□□□□□□□□□□□□□□□□□□ 53<text:span text:style-name="T33">757</text:span> D<text:span text:style-name="T31">1F</text:span>D</text:p>
      <text:p text:style-name="P55">D<text:span text:style-name="T30">20</text:span>5 53<text:span text:style-name="T32">765</text:span> □□□□□□□□□□□□□□□□□□□□□□□□□ 53<text:span text:style-name="T33">789</text:span> D<text:span text:style-name="T31">21</text:span>D</text:p>
      <text:p text:style-name="P55">D<text:span text:style-name="T30">22</text:span>5 53<text:span text:style-name="T32">797</text:span> □□□□□□□□□□□□□□□□□□□□□□□□□ 53<text:span text:style-name="T33">821</text:span> D<text:span text:style-name="T31">23</text:span>D</text:p>
      <text:p text:style-name="P55">D<text:span text:style-name="T30">24</text:span>5 53<text:span text:style-name="T32">829</text:span> □□□□□□□□□□□□□□□□□□□□□□□□□ 53<text:span text:style-name="T33">853</text:span> D<text:span text:style-name="T31">25</text:span>D</text:p>
      <text:p text:style-name="P55">D<text:span text:style-name="T30">26</text:span>5 53<text:span text:style-name="T32">861</text:span> □□□□□□□□□□□□□□□□□□□□□□□□□ 53<text:span text:style-name="T33">885</text:span> D<text:span text:style-name="T31">27</text:span>D</text:p>
      <text:p text:style-name="P55">D<text:span text:style-name="T30">28</text:span>5 53<text:span text:style-name="T32">893</text:span> □□□□□□□□□□□□□□□□□□□□□□□□□ 53<text:span text:style-name="T33">917</text:span> D<text:span text:style-name="T31">29</text:span>D</text:p>
      <text:p text:style-name="P55">D<text:span text:style-name="T30">2A</text:span>5 53<text:span text:style-name="T32">925</text:span> □□□□□□□□□□□□□□□□□□□□□□□□□ 53<text:span text:style-name="T33">949</text:span> D<text:span text:style-name="T31">2B</text:span>D</text:p>
      <text:p text:style-name="P55">D<text:span text:style-name="T30">2C</text:span>5 53<text:span text:style-name="T32">957</text:span> □□□□□□□□□□□□□□□□□□□□□□□□□ 53<text:span text:style-name="T33">981</text:span> D<text:span text:style-name="T31">2D</text:span>D</text:p>
      <text:p text:style-name="P55">D<text:span text:style-name="T30">2E</text:span>5 53<text:span text:style-name="T32">989</text:span> □□□□□□□□□□□□□□□□□□□□□□□□□ 5<text:span text:style-name="T33">4014</text:span> D<text:span text:style-name="T31">2F</text:span>D</text:p>
      <text:p text:style-name="P55">D<text:span text:style-name="T30">30</text:span>5 5<text:span text:style-name="T32">4021</text:span> □□□□□□□□□□□□□□□□□□□□□□□□□ 5<text:span text:style-name="T33">4045</text:span> D<text:span text:style-name="T31">31</text:span>D</text:p>
      <text:p text:style-name="P55">D<text:span text:style-name="T30">32</text:span>5 5<text:span text:style-name="T32">4053</text:span> □□□□□□□□□□□□□□□□□□□□□□□□□ 5<text:span text:style-name="T33">4077</text:span> D<text:span text:style-name="T31">33</text:span>D</text:p>
      <text:p text:style-name="P55">D<text:span text:style-name="T30">34</text:span>5 5<text:span text:style-name="T32">4085</text:span> □□□□□□□□□□□□□□□□□□□□□□□□□ 5<text:span text:style-name="T33">4109</text:span> D<text:span text:style-name="T31">35</text:span>D</text:p>
      <text:p text:style-name="P55">D<text:span text:style-name="T30">36</text:span>5 5<text:span text:style-name="T32">4117</text:span> □□□□□□□□□□□□□□□□□□□□□□□□□ 5<text:span text:style-name="T33">4141</text:span> D<text:span text:style-name="T31">37</text:span>D</text:p>
      <text:p text:style-name="P55">D<text:span text:style-name="T30">38</text:span>5 5<text:span text:style-name="T32">4149</text:span> □□□□□□□□□□□□□□□□□□□□□□□□□ 5<text:span text:style-name="T33">4172</text:span> D<text:span text:style-name="T31">39</text:span>D</text:p>
      <text:p text:style-name="P53"/>
      <text:p text:style-name="P52"><text:s text:c="18"/><text:span text:style-name="T34">32</text:span>x2<text:span text:style-name="T34">8</text:span> Video Mode</text:p>
      <text:p text:style-name="P56">Hex <text:s/>Dec <text:s text:c="28"/>Hex <text:s text:c="2"/>Dec</text:p>
      <text:p text:style-name="P56">D08<text:span text:style-name="T34">0</text:span> 53<text:span text:style-name="T35">376</text:span> □□□□□□□□□□□□□□□□□□□□□□□□□□□□□□□□ 53<text:span text:style-name="T33">407</text:span> D09<text:span text:style-name="T34">F</text:span></text:p>
      <text:p text:style-name="P57">D0<text:span text:style-name="T30">A0 </text:span>53<text:span text:style-name="T32">408</text:span> □□□□□□□□□□□□□□□□□□□□□□□□□□□□□□□□ 53<text:span text:style-name="T33">439</text:span> D0<text:span text:style-name="T30">BF</text:span></text:p>
      <text:p text:style-name="P57">D0<text:span text:style-name="T30">C0</text:span> 53<text:span text:style-name="T32">440</text:span> □□□□□□□□□□□□□□□□□□□□□□□□□□□□□□□□ 53<text:span text:style-name="T33">471</text:span> D0<text:span text:style-name="T31">DF</text:span></text:p>
      <text:p text:style-name="P57">D0<text:span text:style-name="T30">E0</text:span> 53<text:span text:style-name="T32">472</text:span> □□□□□□□□□□□□□□□□□□□□□□□□□□□□□□□□ 53<text:span text:style-name="T33">503</text:span> D0<text:span text:style-name="T31">FF</text:span></text:p>
      <text:p text:style-name="P57">D<text:span text:style-name="T30">100</text:span> 53<text:span text:style-name="T32">504</text:span> □□□□□□□□□□□□□□□□□□□□□□□□□□□□□□□□ 53<text:span text:style-name="T33">535</text:span> D<text:span text:style-name="T31">11F</text:span></text:p>
      <text:p text:style-name="P57">D<text:span text:style-name="T30">120</text:span> 53<text:span text:style-name="T32">536</text:span> □□□□□□□□□□□□□□□□□□□□□□□□□□□□□□□□ 53<text:span text:style-name="T33">567</text:span> D<text:span text:style-name="T31">13F</text:span></text:p>
      <text:p text:style-name="P57">D<text:span text:style-name="T30">140</text:span> 53<text:span text:style-name="T32">568</text:span> □□□□□□□□□□□□□□□□□□□□□□□□□□□□□□□□ 53<text:span text:style-name="T33">599</text:span> D<text:span text:style-name="T31">15F</text:span></text:p>
      <text:p text:style-name="P57">D<text:span text:style-name="T30">160</text:span> 53<text:span text:style-name="T32">600</text:span> □□□□□□□□□□□□□□□□□□□□□□□□□□□□□□□□ 53<text:span text:style-name="T33">631</text:span> D<text:span text:style-name="T31">17F</text:span></text:p>
      <text:p text:style-name="P57">D<text:span text:style-name="T30">180</text:span> 53<text:span text:style-name="T32">632</text:span> □□□□□□□□□□□□□□□□□□□□□□□□□□□□□□□□ 53<text:span text:style-name="T33">663</text:span> D<text:span text:style-name="T31">19F</text:span></text:p>
      <text:p text:style-name="P57">D<text:span text:style-name="T30">1A0</text:span> 53<text:span text:style-name="T32">664</text:span> □□□□□□□□□□□□□□□□□□□□□□□□□□□□□□□□ 53<text:span text:style-name="T33">695</text:span> D<text:span text:style-name="T31">1BF</text:span></text:p>
      <text:p text:style-name="P57">D<text:span text:style-name="T30">1C0</text:span> 53<text:span text:style-name="T32">696</text:span> □□□□□□□□□□□□□□□□□□□□□□□□□□□□□□□□ 53<text:span text:style-name="T33">727</text:span> D<text:span text:style-name="T31">1DF</text:span></text:p>
      <text:p text:style-name="P57">D<text:span text:style-name="T30">1E0</text:span> 53<text:span text:style-name="T32">728</text:span> □□□□□□□□□□□□□□□□□□□□□□□□□□□□□□□□ 53<text:span text:style-name="T33">759</text:span> D<text:span text:style-name="T31">1FF</text:span></text:p>
      <text:p text:style-name="P57">D<text:span text:style-name="T30">200</text:span> 53<text:span text:style-name="T32">760</text:span> □□□□□□□□□□□□□□□□□□□□□□□□□□□□□□□□ 53<text:span text:style-name="T33">791</text:span> D<text:span text:style-name="T31">21F</text:span></text:p>
      <text:p text:style-name="P57">D<text:span text:style-name="T30">220</text:span> 53<text:span text:style-name="T32">792</text:span> □□□□□□□□□□□□□□□□□□□□□□□□□□□□□□□□ 53<text:span text:style-name="T33">823</text:span> D<text:span text:style-name="T31">23F</text:span></text:p>
      <text:p text:style-name="P57">D<text:span text:style-name="T30">240</text:span> 53<text:span text:style-name="T32">824</text:span> □□□□□□□□□□□□□□□□□□□□□□□□□□□□□□□□ 53<text:span text:style-name="T33">855</text:span> D<text:span text:style-name="T31">25F</text:span></text:p>
      <text:p text:style-name="P57">D<text:span text:style-name="T30">260</text:span> 53<text:span text:style-name="T32">856</text:span> □□□□□□□□□□□□□□□□□□□□□□□□□□□□□□□□ 53<text:span text:style-name="T33">887</text:span> D<text:span text:style-name="T31">27F</text:span></text:p>
      <text:p text:style-name="P57">D<text:span text:style-name="T30">280</text:span> 53<text:span text:style-name="T32">888</text:span> □□□□□□□□□□□□□□□□□□□□□□□□□□□□□□□□ 53<text:span text:style-name="T33">919</text:span> D<text:span text:style-name="T31">29F</text:span></text:p>
      <text:p text:style-name="P57">D<text:span text:style-name="T30">2A0</text:span> 53<text:span text:style-name="T32">920</text:span> □□□□□□□□□□□□□□□□□□□□□□□□□□□□□□□□ 53<text:span text:style-name="T33">951</text:span> D<text:span text:style-name="T31">2BF</text:span></text:p>
      <text:p text:style-name="P57">D<text:span text:style-name="T30">2C0</text:span> 53<text:span text:style-name="T32">952</text:span> □□□□□□□□□□□□□□□□□□□□□□□□□□□□□□□□ 53<text:span text:style-name="T33">983</text:span> D<text:span text:style-name="T31">2DF</text:span></text:p>
      <text:p text:style-name="P57">D<text:span text:style-name="T30">2E0</text:span> 53<text:span text:style-name="T32">984</text:span> □□□□□□□□□□□□□□□□□□□□□□□□□□□□□□□□ 5<text:span text:style-name="T33">4016</text:span> D<text:span text:style-name="T31">2FF</text:span></text:p>
      <text:p text:style-name="P57">D<text:span text:style-name="T30">300</text:span> 5<text:span text:style-name="T32">4016</text:span> □□□□□□□□□□□□□□□□□□□□□□□□□□□□□□□□ 5<text:span text:style-name="T33">4047</text:span> D<text:span text:style-name="T31">31F</text:span></text:p>
      <text:p text:style-name="P57">D<text:span text:style-name="T30">320</text:span> 5<text:span text:style-name="T32">4048</text:span> □□□□□□□□□□□□□□□□□□□□□□□□□□□□□□□□ 5<text:span text:style-name="T33">4079</text:span> D<text:span text:style-name="T31">33F</text:span></text:p>
      <text:p text:style-name="P57">D<text:span text:style-name="T30">340</text:span> 5<text:span text:style-name="T32">4080</text:span> □□□□□□□□□□□□□□□□□□□□□□□□□□□□□□□□ 5<text:span text:style-name="T33">4111</text:span> D<text:span text:style-name="T31">35F</text:span></text:p>
      <text:p text:style-name="P57">D<text:span text:style-name="T30">360</text:span> 5<text:span text:style-name="T32">4112</text:span> □□□□□□□□□□□□□□□□□□□□□□□□□□□□□□□□ 5<text:span text:style-name="T33">4143</text:span> D<text:span text:style-name="T31">37F</text:span></text:p>
      <text:p text:style-name="P57">D<text:span text:style-name="T30">380</text:span> 5<text:span text:style-name="T32">4144</text:span> □□□□□□□□□□□□□□□□□□□□□□□□□□□□□□□□ 5<text:span text:style-name="T33">4175</text:span> D<text:span text:style-name="T31">39F</text:span></text:p>
      <text:p text:style-name="P57">D<text:span text:style-name="T30">3A0</text:span> 5<text:span text:style-name="T32">4176</text:span> □□□□□□□□□□□□□□□□□□□□□□□□□□□□□□□□ 5<text:span text:style-name="T33">4207</text:span> D<text:span text:style-name="T31">3BF</text:span></text:p>
      <text:p text:style-name="P57">D<text:span text:style-name="T30">3C0</text:span> 5<text:span text:style-name="T32">4208</text:span> □□□□□□□□□□□□□□□□□□□□□□□□□□□□□□□□ 5<text:span text:style-name="T33">4239</text:span> D<text:span text:style-name="T31">3DF</text:span></text:p>
      <text:p text:style-name="P58">D<text:span text:style-name="T30">3E0</text:span> 5<text:span text:style-name="T32">4240</text:span> □□□□□□□□□□□□□□□□□□□□□□□□□□□□□□□□ 5<text:span text:style-name="T33">4271</text:span> D<text:span text:style-name="T31">3FF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8pt" fo:font-weight="normal" officeooo:paragraph-rsid="003e6c48" style:font-size-asian="8pt" style:font-weight-asian="normal" style:font-size-complex="8pt" style:font-weight-complex="normal"/>
    </style:style>
    <style:style style:name="MP2" style:family="paragraph" style:parent-style-name="Footer">
      <style:text-properties fo:font-size="8pt" officeooo:rsid="003e6c48" officeooo:paragraph-rsid="003e6c48" style:font-size-asian="8pt" style:font-size-complex="8pt"/>
    </style:style>
    <style:style style:name="MT1" style:family="text">
      <style:text-properties officeooo:rsid="0011f2a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MT1">Superboard II / Superboard /// </text:span>Quick Reference</text:p>
      </style:header>
      <style:footer>
        <text:p text:style-name="MP2"><text:date style:data-style-name="N36" text:date-value="2015-01-31T13:54:48.577581429" text:fixed="true">2015-01-31</text:date><text:tab/><text:tab/>Page <text:page-number text:select-page="current">2</text:page-number> of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11T10:26:02</meta:creation-date>
    <dc:date>2015-02-01T15:00:25.780034288</dc:date>
    <meta:editing-duration>PT12H2M12S</meta:editing-duration>
    <meta:editing-cycles>106</meta:editing-cycles>
    <meta:generator>LibreOffice/4.2.7.2$Linux_x86 LibreOffice_project/420m0$Build-2</meta:generator>
    <meta:print-date>2012-08-11T22:30:08</meta:print-date>
    <meta:document-statistic meta:table-count="3" meta:image-count="0" meta:object-count="0" meta:page-count="4" meta:paragraph-count="196" meta:word-count="918" meta:character-count="6705" meta:non-whitespace-character-count="5827"/>
  </office:meta>
</office:document-meta>
</file>